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 Variable" svg:font-family="'Inter Variabl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6">
      <style:paragraph-properties fo:margin-top="0cm" fo:margin-bottom="0cm" style:contextual-spacing="false"/>
      <style:text-properties officeooo:paragraph-rsid="00040fd1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>
      <style:text-properties officeooo:paragraph-rsid="00030ab0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officeooo:rsid="0003c007" officeooo:paragraph-rsid="0003c007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officeooo:rsid="00040fd1" officeooo:paragraph-rsid="00040fd1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size-complex="12pt"/>
    </style:style>
    <style:style style:name="T3" style:family="text">
      <style:text-properties officeooo:rsid="00030ab0"/>
    </style:style>
    <style:style style:name="T4" style:family="text">
      <style:text-properties officeooo:rsid="0003c007"/>
    </style:style>
    <style:style style:name="T5" style:family="text">
      <style:text-properties officeooo:rsid="00040fd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. Responsable du traitement</text:span></text:p>
      <text:p text:style-name="P14"><text:span text:style-name="Strong_20_Emphasis">IUT du Limousin</text:span><text:line-break/>Adresse : <text:span text:style-name="Strong_20_Emphasis"><text:span text:style-name="T2">12</text:span></text:span><text:span text:style-name="Strong_20_Emphasis"><text:span text:style-name="T1"> Allée André Maurois, 87065 Limoges</text:span></text:span><text:line-break/>Email de contact : <text:span text:style-name="T3">matteo.begue@etu.unilim.fr</text:span></text:p>
      <text:p text:style-name="Text_20_body"><text:span text:style-name="Strong_20_Emphasis">2. Données personnelles collectées</text:span></text:p>
      <text:p text:style-name="Text_20_body">Dans le cadre de l’utilisation du QCM en ligne, les données suivantes peuvent être collectées :</text:p>
      <text:list xml:id="list4022612660" text:style-name="L1">
        <text:list-item>
          <text:p text:style-name="P2"><text:span text:style-name="Strong_20_Emphasis">Identité</text:span> : nom, prénom </text:p>
        </text:list-item>
        <text:list-item>
          <text:p text:style-name="P2"><text:span text:style-name="Strong_20_Emphasis">Identifiant de connexion</text:span> : email </text:p>
        </text:list-item>
        <text:list-item>
          <text:p text:style-name="P2"><text:span text:style-name="Strong_20_Emphasis">Données d’authentification</text:span> : mot de passe (haché et salé) </text:p>
        </text:list-item>
        <text:list-item>
          <text:p text:style-name="P2"><text:span text:style-name="Strong_20_Emphasis">Données pédagogiques</text:span> : réponses aux QCM, s<text:span text:style-name="T3">tatistiques</text:span></text:p>
        </text:list-item>
        <text:list-item>
          <text:p text:style-name="P1"><text:span text:style-name="Strong_20_Emphasis">Données techniques</text:span> : adresse IP, logs de connexion</text:p>
        </text:list-item>
      </text:list>
      <text:p text:style-name="Text_20_body">Les utilisateurs s’engagent à ne pas créer de contenus visant à collecter des données sensibles au sens du RGPD.</text:p>
      <text:p text:style-name="Text_20_body"><text:span text:style-name="Strong_20_Emphasis">3. Finalités du traitement</text:span></text:p>
      <text:p text:style-name="Text_20_body">Les données sont utilisées pour :</text:p>
      <text:list xml:id="list1154461000" text:style-name="L2">
        <text:list-item>
          <text:p text:style-name="P4">permettre la connexion sécurisée des utilisateurs </text:p>
        </text:list-item>
        <text:list-item>
          <text:p text:style-name="P4">gérer les comptes étudiants, enseignants et administrateurs </text:p>
        </text:list-item>
        <text:list-item>
          <text:p text:style-name="P4">enregistrer les réponses <text:span text:style-name="T3">des</text:span> QCM </text:p>
        </text:list-item>
        <text:list-item>
          <text:p text:style-name="P4">suivre la progression pédagogique </text:p>
        </text:list-item>
        <text:list-item>
          <text:p text:style-name="P4">assurer la sécurité et le bon fonctionnement de la plateforme </text:p>
        </text:list-item>
        <text:list-item>
          <text:p text:style-name="P3">produire des statistiques <text:span text:style-name="T3">non </text:span>anonymisées </text:p>
        </text:list-item>
      </text:list>
      <text:p text:style-name="Text_20_body"><text:span text:style-name="Strong_20_Emphasis">4. Base légale</text:span></text:p>
      <text:p text:style-name="Text_20_body">Les traitements reposent sur :</text:p>
      <text:list xml:id="list1841464823" text:style-name="L3">
        <text:list-item>
          <text:p text:style-name="P5">la <text:span text:style-name="Strong_20_Emphasis">mission d’intérêt public</text:span> de l’enseignement supérieur </text:p>
        </text:list-item>
        <text:list-item>
          <text:p text:style-name="P5">l’<text:span text:style-name="Strong_20_Emphasis">intérêt légitime</text:span> de l’IUT pour la gestion pédagogique </text:p>
          <text:p text:style-name="P15"/>
        </text:list-item>
      </text:list>
      <text:p text:style-name="Text_20_body"><text:span text:style-name="Strong_20_Emphasis">5. Durée de conservation</text:span></text:p>
      <text:list xml:id="list2700052804" text:style-name="L4">
        <text:list-item>
          <text:p text:style-name="P7">Données de compte : tant que l’utilisateur est inscrit ou actif </text:p>
        </text:list-item>
        <text:list-item>
          <text:p text:style-name="P7">Résultats pédagogiques : <text:span text:style-name="T4">tant que l’utilisateur est inscrit</text:span></text:p>
        </text:list-item>
        <text:list-item>
          <text:p text:style-name="P7">Logs techniques : <text:span text:style-name="T4">pas de log pour l’instant</text:span></text:p>
        </text:list-item>
        <text:list-item>
          <text:p text:style-name="P6">Mots de passe : conservés sous forme hachée tant que le compte existe </text:p>
        </text:list-item>
      </text:list>
      <text:p text:style-name="Text_20_body"><text:span text:style-name="Strong_20_Emphasis">6. Destinataires</text:span></text:p>
      <text:p text:style-name="Text_20_body">Les données peuvent être consultées par :</text:p>
      <text:list xml:id="list2410229805" text:style-name="L5">
        <text:list-item>
          <text:p text:style-name="P8">les enseignants concernés </text:p>
        </text:list-item>
        <text:list-item>
          <text:p text:style-name="P8">les administrateurs techniques </text:p>
          <text:p text:style-name="P16"/>
        </text:list-item>
      </text:list>
      <text:p text:style-name="Text_20_body">Aucune donnée n’est vendue ou transmise à des tiers non autorisés.</text:p>
      <text:p text:style-name="Text_20_body"><text:span text:style-name="Strong_20_Emphasis">7. Hébergement et transferts</text:span></text:p>
      <text:p text:style-name="Text_20_body"><text:soft-page-break/>Les données sont hébergées dans l’Union Européenne ou chez un prestataire conforme au RGPD.</text:p>
      <text:p text:style-name="Text_20_body"><text:span text:style-name="Strong_20_Emphasis">8. Droits des utilisateurs</text:span></text:p>
      <text:p text:style-name="Text_20_body">Chaque utilisateur dispose des droits :</text:p>
      <text:list xml:id="list1152044222" text:style-name="L6">
        <text:list-item>
          <text:p text:style-name="P9">accès </text:p>
        </text:list-item>
        <text:list-item>
          <text:p text:style-name="P10"><text:span text:style-name="T5">répondre à des QCM</text:span></text:p>
          <text:p text:style-name="P10"><text:span text:style-name="Strong_20_Emphasis"/></text:p>
        </text:list-item>
      </text:list>
      <text:p text:style-name="Text_20_body"><text:span text:style-name="Strong_20_Emphasis">9. Cookies</text:span></text:p>
      <text:p text:style-name="Text_20_body">La plateforme utilise :</text:p>
      <text:list xml:id="list3207684909" text:style-name="L7">
        <text:list-item>
          <text:p text:style-name="P12">des cookies techniques indispensables </text:p>
        </text:list-item>
        <text:list-item>
          <text:p text:style-name="P11">aucun cookie publicitaire </text:p>
          <text:p text:style-name="P11"/>
        </text:list-item>
      </text:list>
      <text:p text:style-name="Text_20_body"><text:span text:style-name="Strong_20_Emphasis">10. Sécurité</text:span></text:p>
      <text:p text:style-name="Text_20_body">L’IUT met en place :</text:p>
      <text:list xml:id="list2010041563" text:style-name="L8">
        <text:list-item>
          <text:p text:style-name="P13">stockage haché des mots de passe </text:p>
        </text:list-item>
        <text:list-item>
          <text:p text:style-name="P13">contrôle d’accès strict </text:p>
        </text:list-item>
        <text:list-item>
          <text:p text:style-name="P13">journalisation des connexions </text:p>
        </text:list-item>
      </text:list>
      <text:p text:style-name="Text_20_body"><text:span text:style-name="Strong_20_Emphasis">11. Modifications</text:span></text:p>
      <text:p text:style-name="Text_20_body">Cette politique peut être mise à jour.<text:line-break/><text:span text:style-name="Strong_20_Emphasis">Dernière mise à jour : </text:span><text:span text:style-name="Strong_20_Emphasis"><text:span text:style-name="T5">21/01/2026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 Variable" svg:font-family="'Inter Variabl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an Arranga</meta:initial-creator>
    <meta:creation-date>2026-01-23T10:27:43.566000000</meta:creation-date>
    <dc:date>2026-01-23T10:59:01.921000000</dc:date>
    <dc:creator>Evan Arranga</dc:creator>
    <meta:editing-duration>PT10M58S</meta:editing-duration>
    <meta:editing-cycles>1</meta:editing-cycles>
    <meta:document-statistic meta:table-count="0" meta:image-count="0" meta:object-count="0" meta:page-count="2" meta:paragraph-count="53" meta:word-count="342" meta:character-count="2074" meta:non-whitespace-character-count="1790"/>
    <meta:generator>LibreOffice/7.3.5.2$Windows_X86_64 LibreOffice_project/184fe81b8c8c30d8b5082578aee2fed2ea847c01</meta:generator>
  </office:meta>
</office:document-meta>
</file>